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normal">
      <style:paragraph-properties fo:margin-top="0cm" fo:margin-bottom="0.423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.423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top="0cm" fo:margin-bottom="0.423cm" style:contextual-spacing="false" fo:line-height="100%"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6" style:family="paragraph" style:parent-style-name="normal">
      <style:paragraph-properties fo:margin-left="0cm" fo:margin-right="0cm" fo:margin-top="0cm" fo:margin-bottom="0.423cm" style:contextual-spacing="false" fo:line-height="150%" fo:text-align="justify" style:justify-single-word="false" fo:text-indent="1.27cm" style:auto-text-indent="false"/>
    </style:style>
    <style:style style:name="P7" style:family="paragraph" style:parent-style-name="normal">
      <style:paragraph-properties fo:margin-top="0.423cm" fo:margin-bottom="0.353cm" style:contextual-spacing="false" fo:line-height="100%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normal">
      <style:paragraph-properties fo:margin-left="1.482cm" fo:margin-right="0cm" fo:margin-top="0.423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margin-left="1.482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0" style:family="paragraph" style:parent-style-name="normal" style:master-page-name="Standard">
      <style:paragraph-properties fo:margin-top="0cm" fo:margin-bottom="0.423cm" style:contextual-spacing="false" fo:line-height="100%"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normal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normal">
      <style:paragraph-properties fo:margin-top="0cm" fo:margin-bottom="0.423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normal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normal">
      <style:paragraph-properties fo:margin-top="0cm" fo:margin-bottom="0.423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normal">
      <style:paragraph-properties fo:margin-top="0cm" fo:margin-bottom="0.423cm" style:contextual-spacing="false" fo:line-height="100%" fo:text-align="center" style:justify-single-word="false"/>
    </style:style>
    <style:style style:name="P16" style:family="paragraph" style:parent-style-name="normal">
      <style:paragraph-properties fo:margin-left="0cm" fo:margin-right="0cm" fo:margin-top="0cm" fo:margin-bottom="0.423cm" style:contextual-spacing="false" fo:line-height="150%" fo:text-align="justify" style:justify-single-word="false" fo:text-indent="1.27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normal">
      <style:paragraph-properties fo:margin-left="0cm" fo:margin-right="0cm" fo:margin-top="0cm" fo:margin-bottom="0.423cm" style:contextual-spacing="false" fo:line-height="150%" fo:text-align="justify" style:justify-single-word="false" fo:text-indent="1.27cm" style:auto-text-indent="false"/>
      <style:text-properties officeooo:paragraph-rsid="000b9ba1"/>
    </style:style>
    <style:style style:name="P18" style:family="paragraph" style:parent-style-name="normal" style:master-page-name="Converted2">
      <style:paragraph-properties fo:margin-left="0cm" fo:margin-right="0.007cm" fo:margin-top="0cm" fo:margin-bottom="0.353cm" style:contextual-spacing="false" fo:line-height="115%" fo:text-align="center" style:justify-single-word="false" fo:text-indent="0cm" style:auto-text-indent="false" style:page-number="1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9" style:family="paragraph" style:parent-style-name="normal">
      <style:paragraph-properties fo:margin-top="0.423cm" fo:margin-bottom="0cm" style:contextual-spacing="false" fo:line-height="100%"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20" style:family="paragraph" style:parent-style-name="normal">
      <style:paragraph-properties fo:margin-top="0.423cm" fo:margin-bottom="0cm" style:contextual-spacing="false" fo:line-height="100%" fo:text-align="center" style:justify-single-word="false"/>
      <style:text-properties officeooo:paragraph-rsid="000b54ee"/>
    </style:style>
    <style:style style:name="P21" style:family="paragraph" style:parent-style-name="normal">
      <style:paragraph-properties fo:margin-top="0.423cm" fo:margin-bottom="0.353cm" style:contextual-spacing="false" fo:line-height="100%"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22" style:family="paragraph" style:parent-style-name="normal">
      <style:paragraph-properties fo:margin-top="0.423cm" fo:margin-bottom="0.353cm" style:contextual-spacing="false" fo:line-height="100%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3" style:family="paragraph" style:parent-style-name="normal">
      <style:paragraph-properties fo:margin-top="0.423cm" fo:margin-bottom="0.353cm" style:contextual-spacing="false" fo:line-height="100%" fo:text-align="center" style:justify-single-word="false"/>
      <style:text-properties officeooo:paragraph-rsid="000b54ee"/>
    </style:style>
    <style:style style:name="P24" style:family="paragraph" style:parent-style-name="normal">
      <style:paragraph-properties fo:margin-top="0.423cm" fo:margin-bottom="0.353cm" style:contextual-spacing="false" fo:line-height="100%" fo:padding="0cm" fo:border-left="none" fo:border-right="none" fo:border-top="none" fo:border-bottom="1.5pt solid #00000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normal">
      <style:paragraph-properties fo:margin-top="0.423cm" fo:margin-bottom="0.212cm" style:contextual-spacing="false" fo:line-height="100%"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26" style:family="paragraph" style:parent-style-name="normal">
      <style:paragraph-properties fo:margin-left="1.482cm" fo:margin-right="0cm" fo:margin-top="0.423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b54ee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bd5ec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0b54ee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0b9ba1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8pt" officeooo:rsid="000b54ee" style:font-name-asian="Times New Roman1" style:font-size-asian="18pt" style:font-name-complex="Times New Roman1" style:font-size-complex="18pt"/>
    </style:style>
    <style:style style:name="T11" style:family="text">
      <style:text-properties style:font-name="Times New Roman" fo:font-size="18pt" officeooo:rsid="000bd5ec" style:font-name-asian="Times New Roman1" style:font-size-asian="18pt" style:font-name-complex="Times New Roman1" style:font-size-complex="18pt"/>
    </style:style>
    <style:style style:name="T12" style:family="text">
      <style:text-properties style:font-name="Times New Roman" fo:font-size="16pt" officeooo:rsid="000da3fb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0b54ee" style:font-name-asian="Times New Roman1" style:font-size-asian="16pt" style:font-name-complex="Times New Roman1" style:font-size-complex="16pt"/>
    </style:style>
    <style:style style:name="T14" style:family="text">
      <style:text-properties officeooo:rsid="000b9ba1"/>
    </style:style>
    <style:style style:name="T15" style:family="text">
      <style:text-properties officeooo:rsid="000bd5ec"/>
    </style:style>
    <style:style style:name="T16" style:family="text">
      <style:text-properties officeooo:rsid="000da3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Oświadczenie kierującego pracą </text:p>
      <text:p text:style-name="P6"><text:span text:style-name="T5">Oświadczam, że praca dyplomowa </text:span><text:span text:style-name="T6">inżynierska</text:span><text:span text:style-name="T5"> studenta </text:span><text:span text:style-name="T8">Jana Kowalskiego</text:span><text:span text:style-name="T5">, pt. „</text:span><text:span text:style-name="T8">Szablon pracy dyplomowej według wskazań UPH</text:span><text:span text:style-name="T6">”</text:span><text:span text:style-name="T5"> została przygotowana pod moim kierunkiem i stwierdzam, że spełnia ona warunki do przedstawienia jej w postępowaniu o nadanie tytułu zawodowego </text:span><text:span text:style-name="T6">inżyniera.</text:span><text:span text:style-name="T5"> </text:span></text:p>
      <text:p text:style-name="P4">............................................ <text:tab/> <text:tab/><text:tab/><text:tab/> <text:s text:c="8"/>......................................................... <text:s text:c="5"/></text:p>
      <text:p text:style-name="P12">Data<text:tab/><text:tab/><text:tab/><text:tab/><text:tab/><text:tab/><text:tab/>podpis kierującego pracą<text:tab/></text:p>
      <text:p text:style-name="P3"/>
      <text:p text:style-name="P2"><text:span text:style-name="T1">Oświadczenie autora pracy</text:span><text:span text:style-name="T2"> </text:span></text:p>
      <text:p text:style-name="P17"><text:span text:style-name="T5">Świadomy/a odpowiedzialności prawnej oświadczam, że niniejsza praca dyplomowa <text:s/></text:span><text:span text:style-name="T6">inżynierska</text:span><text:span text:style-name="T5"> pt. „</text:span><text:span text:style-name="T8">Szablon pracy dyplomowej według wskazań UPH</text:span><text:span text:style-name="T6">” </text:span><text:span text:style-name="T5">została napisana przeze mnie samodzielnie i nie zawiera treści uzyskanych w sposób niezgodny z obowiązującymi przepisami ustawa z dnia 4 lutego 1994 r. o prawie autorskim i prawach pokrewnych (tekst jednolity: Dz. U. z 2006 r. nr 90, poz. 631 z późniejszymi zmianami). </text:span></text:p>
      <text:p text:style-name="P16">Oświadczam również, że przedstawiona praca nie była wcześniej przedmiotem procedur związanych z uzyskaniem tytułu zawodowego w szkole wyższej. </text:p>
      <text:p text:style-name="P16">Oświadczam ponadto, że niniejsza wersja jest identyczna z wersją elektroniczną umieszczoną w systemie APD. </text:p>
      <text:p text:style-name="P13">................................. <text:tab/><text:tab/><text:tab/><text:tab/><text:tab/><text:tab/>..................................................... </text:p>
      <text:p text:style-name="P12"><text:s text:c="6"/>Data<text:tab/><text:tab/><text:tab/><text:tab/><text:tab/> <text:s text:c="3"/><text:tab/> <text:s text:c="21"/>podpis autora <text:s/><text:tab/><text:tab/></text:p>
      <text:p text:style-name="P18">UNIWERSYTET</text:p>
      <text:p text:style-name="P19">PRZYRODNICZO - HUMANISTYCZNY</text:p>
      <text:p text:style-name="P21">W SIEDLCACH</text:p>
      <text:p text:style-name="P24"> </text:p>
      <text:p text:style-name="P25"/>
      <text:p text:style-name="P25">WYDZIAŁ NAUK ŚCISŁYCH I PRZYRODNICZYCH</text:p>
      <text:p text:style-name="P7">kierunek Informatyka</text:p>
      <text:p text:style-name="P1"/>
      <text:p text:style-name="P7"/>
      <text:p text:style-name="P23"><text:span text:style-name="T12">Jan</text:span><text:span text:style-name="T13"> </text:span><text:span text:style-name="T12">Kowalski</text:span></text:p>
      <text:p text:style-name="P4"/>
      <text:p text:style-name="P20"><text:span text:style-name="T11">Szablon pracy dyplomowej</text:span><text:span text:style-name="T10"> <text:s/></text:span><text:span text:style-name="T11">według wskazań UPH</text:span></text:p>
      <text:p text:style-name="P4"/>
      <text:p text:style-name="P8"/>
      <text:p text:style-name="P8">praca inżynierska napisana</text:p>
      <text:p text:style-name="P8">w Instytucie Informatyki</text:p>
      <text:p text:style-name="P8">pod kierunkiem</text:p>
      <text:p text:style-name="P9"><text:span text:style-name="T2">dr. </text:span><text:span text:style-name="T4">Mateusza Nowaka</text:span></text:p>
      <text:p text:style-name="P14"><text:line-break/><text:line-break/></text:p>
      <text:p text:style-name="P5"/>
      <text:p text:style-name="P5"/>
      <text:p text:style-name="P2"><text:span text:style-name="T9">Siedlce, 20</text:span><text:span text:style-name="T11">XX</text:span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2.494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 style:next-style-name="Converted1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5T19:35:53.516232415</dc:date>
    <meta:editing-duration>PT6M7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3" meta:paragraph-count="24" meta:word-count="178" meta:character-count="1565" meta:non-whitespace-character-count="1323"/>
  </office:meta>
</office:document-meta>
</file>